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padding-top="0.254cm"/>
    </style:style>
    <style:style style:name="gr2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198a8a" draw:textarea-horizontal-align="justify" draw:textarea-vertical-align="top" draw:auto-grow-height="false" fo:padding-top="0.254cm"/>
    </style:style>
    <style:style style:name="gr4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5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Courier New'" style:font-family-generic="modern" style:font-pitch="fixed"/>
    </style:style>
    <style:style style:name="P3" style:family="paragraph">
      <style:paragraph-properties fo:text-align="center"/>
      <style:text-properties fo:color="#ffffff"/>
    </style:style>
    <style:style style:name="T1" style:family="text">
      <style:text-properties fo:color="#ffffff" fo:font-family="'Courier New'" style:font-family-generic="modern" style:font-pitch="fixed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10.668cm" svg:height="8.89cm" svg:x="0.134cm" svg:y="2.646cm">
          <text:p text:style-name="P1">SoT Controller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667cm" svg:height="2.159cm" svg:x="1.15cm" svg:y="7.599cm">
          <text:p text:style-name="P1"><text:span text:style-name="T1">up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826cm" svg:height="5.08cm" svg:x="5.595cm" svg:y="5.313cm">
          <text:p text:style-name="P3"><text:span text:style-name="T2">So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3.427cm" svg:y1="9.442cm" svg:x2="6.876cm" svg:y2="9.495cm" draw:start-shape="id1" draw:start-glue-point="9" draw:end-shape="id2" draw:end-glue-point="7" svg:d="m3427 9442c0 1321 3449 1295 3449 53">
          <text:p text:style-name="P1">q</text:p>
        </draw:connector>
        <draw:connector draw:style-name="gr5" draw:text-style-name="P1" draw:layer="layout" draw:type="curve" draw:line-skew="-0.122cm" svg:x1="3.427cm" svg:y1="7.915cm" svg:x2="6.876cm" svg:y2="7.921cm" draw:start-shape="id1" draw:start-glue-point="11" draw:end-shape="id2" draw:end-glue-point="5" svg:d="m3427 7915c0-1414 3449-1417 3449 6">
          <text:p text:style-name="P1">dt</text:p>
        </draw:connector>
        <draw:custom-shape draw:style-name="gr6" draw:text-style-name="P1" xml:id="id3" draw:id="id3" draw:layer="layout" svg:width="10.668cm" svg:height="1.27cm" svg:x="0.134cm" svg:y="12.766cm">
          <text:p text:style-name="P1">Joint Controller Interface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10.668cm" svg:height="1.27cm" svg:x="0.134cm" svg:y="15.366cm">
          <text:p text:style-name="P1">REEM Hardware Interfac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668cm" svg:height="1.27cm" svg:x="0.134cm" svg:y="17.866cm">
          <text:p text:style-name="P1">REEM Hardware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5.468cm" svg:y1="14.036cm" svg:x2="5.468cm" svg:y2="15.366cm" draw:start-shape="id3" draw:start-glue-point="2" draw:end-shape="id4" draw:end-glue-point="0" svg:d="m5468 14036v1330">
          <text:p/>
        </draw:connector>
        <draw:custom-shape draw:style-name="gr6" draw:text-style-name="P1" xml:id="id5" draw:id="id5" draw:layer="layout" svg:width="10.668cm" svg:height="1.27cm" svg:x="0.134cm" svg:y="0.104cm">
          <text:p text:style-name="P1">Controller Manager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5.468cm" svg:y1="1.374cm" svg:x2="5.468cm" svg:y2="2.646cm" draw:start-shape="id5" draw:start-glue-point="2" draw:end-shape="id6" draw:end-glue-point="0" svg:d="m5468 1374v1272">
          <text:p/>
        </draw:connector>
        <draw:custom-shape draw:style-name="gr2" draw:text-style-name="P2" xml:id="id2" draw:id="id2" draw:layer="layout" svg:width="3.302cm" svg:height="2.226cm" svg:x="6.393cm" svg:y="7.595cm">
          <text:p text:style-name="P1"><text:span text:style-name="T1">Compute</text:span></text:p>
          <text:p text:style-name="P1"><text:span text:style-name="T1">Sta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5.468cm" svg:y1="11.536cm" svg:x2="5.468cm" svg:y2="12.766cm" draw:start-shape="id6" draw:start-glue-point="2" draw:end-shape="id3" draw:end-glue-point="0" svg:d="m5468 11536v1230">
          <text:p/>
        </draw:connector>
        <draw:line draw:style-name="gr8" draw:text-style-name="P1" draw:layer="layout" svg:x1="2.547cm" svg:y1="1.376cm" svg:x2="2.547cm" svg:y2="7.599cm">
          <text:p/>
        </draw:line>
        <draw:custom-shape draw:style-name="gr9" draw:text-style-name="P1" draw:layer="layout" svg:width="3.186cm" svg:height="1.143cm" svg:x="3.918cm" svg:y="16.673cm">
          <text:p text:style-name="P1">bus</text:p>
          <draw:enhanced-geometry svg:viewBox="0 0 21600 21600" draw:text-areas="?f0 0 ?f2 ?f5" draw:type="down-arrow" draw:modifiers="10611.1888111888 5256.216716832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922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sten </meta:initial-creator>
    <meta:creation-date>2014-03-16T20:28:55</meta:creation-date>
    <dc:date>2014-04-01T14:12:49</dc:date>
    <dc:creator>Karsten </dc:creator>
    <meta:editing-duration>PT22M8S</meta:editing-duration>
    <meta:editing-cycles>8</meta:editing-cycles>
    <meta:generator>LibreOffice/3.6$Linux_x86 LibreOffice_project/360m1$Build-2</meta:generator>
    <meta:document-statistic meta:object-count="15"/>
  </office:meta>
</office:document-meta>
</file>